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standard">
      <style:graphic-properties draw:stroke="none"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b3b3b3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stroke="solid" draw:stroke-dash="Fine_20_Dashed" draw:fill="none" draw:textarea-horizontal-align="center" draw:textarea-vertical-align="middle"/>
    </style:style>
    <style:style style:name="gr6" style:family="graphic" style:parent-style-name="standard">
      <style:graphic-properties draw:stroke="none" draw:textarea-horizontal-align="justify" draw:textarea-vertical-align="middle" draw:auto-grow-height="false"/>
    </style:style>
    <style:style style:name="gr7" style:family="graphic" style:parent-style-name="objectwithoutfill">
      <style:graphic-properties draw:stroke="solid" draw:stroke-dash="Fine_20_Dashed" svg:stroke-width="0.02cm" svg:stroke-color="#000000" draw:marker-start-width="0.2cm" draw:marker-end="Arrow" draw:marker-end-width="0.2cm" draw:fill="none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9" style:family="graphic" style:parent-style-name="objectwithoutfill">
      <style:graphic-properties draw:stroke="solid" draw:stroke-dash="Fine_20_Dashed" svg:stroke-width="0cm" svg:stroke-color="#000000" draw:marker-start="Arrow" draw:marker-start-width="0.2cm" draw:marker-end="" draw:marker-end-width="0.18cm" draw:fill="none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draw:stroke="dash" draw:stroke-dash="Line_20_Style_20_1" draw:marker-end="Arrow" draw:marker-end-width="0.15cm" draw:fill="none" draw:textarea-horizontal-align="center" draw:textarea-vertical-align="middle"/>
    </style:style>
    <style:style style:name="gr1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0.3cm"/>
    </style:style>
    <style:style style:name="gr13" style:family="graphic" style:parent-style-name="objectwithoutfill">
      <style:graphic-properties draw:stroke="solid" draw:stroke-dash="Fine_20_Dashed" svg:stroke-width="0cm" draw:marker-start-width="0.2cm" draw:marker-end="Arrow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fo:min-height="0.55cm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objectwithoutfill">
      <style:graphic-properties draw:stroke="solid" draw:stroke-dash="Fine_20_Dashed" svg:stroke-width="0cm" draw:marker-start-width="0.2cm" draw:marker-end="Arrow" draw:marker-end-width="0.152cm" draw:fill="none" draw:textarea-horizontal-align="center" draw:textarea-vertical-align="middle" fo:padding-top="0.125cm" fo:padding-bottom="0.125cm" fo:padding-left="0.25cm" fo:padding-right="0.25cm"/>
    </style:style>
    <style:style style:name="gr17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39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line-height="100%" fo:text-align="center"/>
    </style:style>
    <style:style style:name="P7" style:family="paragraph"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2" draw:id="id2" draw:layer="layout" svg:x1="6cm" svg:y1="27.3cm" svg:x2="6cm" svg:y2="33.5cm">
          <text:p/>
        </draw:line>
        <draw:line draw:style-name="gr1" draw:text-style-name="P1" xml:id="id3" draw:id="id3" draw:layer="layout" svg:x1="7.9cm" svg:y1="24.4cm" svg:x2="7.9cm" svg:y2="26.3cm">
          <text:p/>
        </draw:line>
        <draw:line draw:style-name="gr1" draw:text-style-name="P1" xml:id="id1" draw:id="id1" draw:layer="layout" svg:x1="4.2cm" svg:y1="24.4cm" svg:x2="4.2cm" svg:y2="26.3cm">
          <text:p/>
        </draw:line>
        <draw:frame draw:style-name="gr2" draw:text-style-name="P2" draw:layer="layout" svg:width="1.1cm" svg:height="0.75cm" svg:x="6.7cm" svg:y="6.7cm">
          <draw:text-box>
            <text:p><text:span text:style-name="T1">yes</text:span></text:p>
          </draw:text-box>
        </draw:frame>
        <draw:g>
          <draw:custom-shape draw:style-name="gr3" draw:text-style-name="P3" draw:layer="layout" svg:width="6.7cm" svg:height="4.667cm" svg:x="14.7cm" svg:y="1.533cm">
            <text:p/>
            <draw:enhanced-geometry svg:viewBox="0 0 21600 21600" draw:extrusion="false" draw:extrusion-viewpoint="(3.472cm 3.472cm 25cm)" draw:extrusion-origin="0.5 0.5" draw:extrusion-skew="50 135" draw:extrusion-first-light-direction="(-50000 0 10000)" draw:extrusion-second-light-direction="(50000 0 10000)" draw:extrusion-brightness="34%" draw:extrusion-light-face="true" draw:extrusion-first-light-harsh="true" draw:extrusion-second-light-harsh="false" draw:extrusion-second-light-level="66%" draw:extrusion-depth="0.5cm 0" dr3d:shade-mode="flat" draw:extrusion-metal="false" draw:extrusion-specularity="122%" draw:extrusion-diffusion="0%" draw:type="rectangle" draw:enhanced-path="M 0 0 L 21600 0 21600 21600 0 21600 0 0 Z N"/>
          </draw:custom-shape>
          <draw:custom-shape draw:style-name="gr4" draw:text-style-name="P3" draw:layer="layout" svg:width="6.7cm" svg:height="4.667cm" svg:x="14.6cm" svg:y="1.4cm">
            <text:p/>
            <draw:enhanced-geometry svg:viewBox="0 0 21600 21600" draw:extrusion="false" draw:extrusion-viewpoint="(3.472cm 3.472cm 25cm)" draw:extrusion-origin="0.5 0.5" draw:extrusion-skew="50 135" draw:extrusion-first-light-direction="(-50000 0 10000)" draw:extrusion-second-light-direction="(50000 0 10000)" draw:extrusion-brightness="34%" draw:extrusion-light-face="true" draw:extrusion-first-light-harsh="true" draw:extrusion-second-light-harsh="false" draw:extrusion-second-light-level="66%" draw:extrusion-depth="0.5cm 0" dr3d:shade-mode="flat" draw:extrusion-metal="false" draw:extrusion-specularity="122%" draw:extrusion-diffusion="0%" draw:type="rectangle" draw:enhanced-path="M 0 0 L 21600 0 21600 21600 0 21600 0 0 Z N"/>
          </draw:custom-shape>
        </draw:g>
        <draw:line draw:style-name="gr5" draw:text-style-name="P3" draw:layer="layout" svg:x1="6cm" svg:y1="2.5cm" svg:x2="6cm" svg:y2="17.5cm">
          <text:p/>
        </draw:line>
        <draw:custom-shape draw:style-name="gr6" draw:text-style-name="P4" draw:layer="layout" svg:width="2.6cm" svg:height="1.4cm" svg:x="4.7cm" svg:y="1.3cm">
          <text:p text:style-name="P1"><text:span text:style-name="T2">openMP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4" draw:layer="layout" svg:width="4.8cm" svg:height="2.1cm" svg:x="3.6cm" svg:y="3.071cm">
          <text:p text:style-name="P1"><text:span text:style-name="T2">Init grids</text:span></text:p>
          <text:p text:style-name="P1"><text:span text:style-name="T2">Init SendBuffers</text:span></text:p>
          <text:p text:style-name="P1"><text:span text:style-name="T2">MPI SendRecv 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draw:layer="layout" svg:width="3cm" svg:height="0.8cm" svg:x="4.5cm" svg:y="27.5cm">
          <text:p text:style-name="P1"><text:span text:style-name="T2">do_displ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3" xml:id="id4" draw:id="id4" draw:layer="layout" svg:x1="6.8cm" svg:y1="30.4cm" svg:x2="12.5cm" svg:y2="30.4cm">
          <text:p/>
        </draw:line>
        <draw:custom-shape draw:style-name="gr8" draw:text-style-name="P4" draw:layer="layout" svg:width="3.3cm" svg:height="1.3cm" svg:x="2.524cm" svg:y="24.6cm">
          <text:p text:style-name="P1"><text:span text:style-name="T2">copy borders</text:span><text:span text:style-name="T2"><text:line-break/></text:span><text:span text:style-name="T2">(on grid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9" draw:text-style-name="P3" xml:id="id5" draw:id="id5" draw:layer="layout" svg:x1="6cm" svg:y1="6cm" svg:x2="12.5cm" svg:y2="6cm">
          <text:p/>
        </draw:line>
        <draw:path draw:style-name="gr10" draw:text-style-name="P3" draw:layer="layout" svg:width="9.699cm" svg:height="20.299cm" svg:x="-11.5cm" svg:y="11.8cm" svg:viewBox="0 0 9700 20300" svg:d="M9700 0c0 8300-1900 13700-2800 15100s-4900 4401-6900 5200">
          <text:p/>
        </draw:path>
        <draw:custom-shape draw:style-name="gr6" draw:text-style-name="P4" draw:layer="layout" svg:width="4.3cm" svg:height="1.4cm" svg:x="3.9cm" svg:y="31.4cm">
          <text:p text:style-name="P1"><text:span text:style-name="T2">Save data</text:span></text:p>
          <text:p text:style-name="P1"><text:span text:style-name="T2">Finalize MP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draw:layer="layout" svg:width="2.6cm" svg:height="1.4cm" svg:x="4.685cm" svg:y="33.1cm">
          <text:p text:style-name="P1"><text:span text:style-name="T2">EN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5" xml:id="id6" draw:id="id6" draw:layer="layout" svg:width="1.8cm" svg:height="1.8cm" svg:x="5.1cm" svg:y="6.4cm">
          <text:p text:style-name="P1"><text:span text:style-name="T1"/></text:p>
          <text:p text:style-name="P1"><text:span text:style-name="T1">mpi_size</text:span></text:p>
          <text:p text:style-name="P1"><text:span text:style-name="T1">&gt;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2" draw:text-style-name="P2" draw:layer="layout" svg:width="0.9cm" svg:height="0.64cm" svg:x="5.9cm" svg:y="8.06cm">
          <draw:text-box>
            <text:p><text:span text:style-name="T1">no</text:span></text:p>
          </draw:text-box>
        </draw:frame>
        <draw:line draw:style-name="gr13" draw:text-style-name="P3" xml:id="id7" draw:id="id7" draw:layer="layout" svg:x1="9.9cm" svg:y1="7.3cm" svg:x2="9.9cm" svg:y2="9.5cm">
          <text:p/>
        </draw:line>
        <draw:custom-shape draw:style-name="gr8" draw:text-style-name="P4" draw:layer="layout" svg:width="3.3cm" svg:height="1.3cm" svg:x="6.272cm" svg:y="24.6cm">
          <text:p text:style-name="P1"><text:span text:style-name="T2">MPI SendRecv</text:span></text:p>
          <text:p text:style-name="P1"><text:span text:style-name="T2">buff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" draw:text-style-name="P1" draw:layer="layout" draw:type="line" svg:x1="4.2cm" svg:y1="26.3cm" svg:x2="6cm" svg:y2="27.3cm" draw:start-shape="id1" draw:start-glue-point="2" draw:end-shape="id2" draw:end-glue-point="0" svg:d="M4200 26300l1800 1000" svg:viewBox="0 0 1801 1001">
          <text:p/>
        </draw:connector>
        <draw:connector draw:style-name="gr1" draw:text-style-name="P1" draw:layer="layout" draw:type="line" svg:x1="6cm" svg:y1="27.3cm" svg:x2="7.9cm" svg:y2="26.3cm" draw:start-shape="id2" draw:start-glue-point="0" draw:end-shape="id3" draw:end-glue-point="2" svg:d="M6000 27300l1900-1000" svg:viewBox="0 0 1901 1001">
          <text:p/>
        </draw:connector>
        <draw:frame draw:style-name="gr14" draw:text-style-name="P7" draw:layer="layout" svg:width="4.6cm" svg:height="0.8cm" svg:x="16.6cm" svg:y="2cm">
          <draw:text-box>
            <text:p text:style-name="P6"><text:span text:style-name="T3">threads spawn</text:span></text:p>
          </draw:text-box>
        </draw:frame>
        <draw:frame draw:style-name="gr14" draw:text-style-name="P7" draw:layer="layout" svg:width="4.6cm" svg:height="0.8cm" svg:x="16.6cm" svg:y="5.025cm">
          <draw:text-box>
            <text:p text:style-name="P6"><text:span text:style-name="T3">threads join</text:span></text:p>
          </draw:text-box>
        </draw:frame>
        <draw:connector draw:style-name="gr15" draw:text-style-name="P1" draw:layer="layout" draw:type="line" svg:x1="12.5cm" svg:y1="30.4cm" svg:x2="12.5cm" svg:y2="6cm" draw:start-shape="id4" draw:start-glue-point="1" draw:end-shape="id5" draw:end-glue-point="1" svg:d="M12500 30400v-24400" svg:viewBox="0 0 1 24401">
          <text:p/>
        </draw:connector>
        <draw:line draw:style-name="gr13" draw:text-style-name="P3" draw:layer="layout" svg:x1="-7.5cm" svg:y1="12.3cm" svg:x2="-7.5cm" svg:y2="15.2cm">
          <text:p/>
        </draw:line>
        <draw:line draw:style-name="gr13" draw:text-style-name="P3" draw:layer="layout" svg:x1="-7.4cm" svg:y1="12.301cm" svg:x2="-7.4cm" svg:y2="15.201cm">
          <text:p/>
        </draw:line>
        <draw:line draw:style-name="gr13" draw:text-style-name="P3" draw:layer="layout" svg:x1="-7.3cm" svg:y1="12.302cm" svg:x2="-7.3cm" svg:y2="15.202cm">
          <text:p/>
        </draw:line>
        <draw:line draw:style-name="gr13" draw:text-style-name="P3" draw:layer="layout" svg:x1="-7.2cm" svg:y1="12.303cm" svg:x2="-7.2cm" svg:y2="15.203cm">
          <text:p/>
        </draw:line>
        <draw:line draw:style-name="gr13" draw:text-style-name="P3" draw:layer="layout" svg:x1="-7.1cm" svg:y1="12.304cm" svg:x2="-7.1cm" svg:y2="15.204cm">
          <text:p/>
        </draw:line>
        <draw:line draw:style-name="gr13" draw:text-style-name="P3" draw:layer="layout" svg:x1="-7cm" svg:y1="12.305cm" svg:x2="-7cm" svg:y2="15.205cm">
          <text:p/>
        </draw:line>
        <draw:line draw:style-name="gr13" draw:text-style-name="P3" draw:layer="layout" svg:x1="-6.9cm" svg:y1="12.306cm" svg:x2="-6.9cm" svg:y2="15.206cm">
          <text:p/>
        </draw:line>
        <draw:line draw:style-name="gr13" draw:text-style-name="P3" draw:layer="layout" svg:x1="-6.8cm" svg:y1="12.307cm" svg:x2="-6.8cm" svg:y2="15.207cm">
          <text:p/>
        </draw:line>
        <draw:line draw:style-name="gr13" draw:text-style-name="P3" xml:id="id8" draw:id="id8" draw:layer="layout" svg:x1="-5.3cm" svg:y1="12.9cm" svg:x2="-5.3cm" svg:y2="15.3cm">
          <text:p/>
        </draw:line>
        <draw:line draw:style-name="gr13" draw:text-style-name="P3" xml:id="id10" draw:id="id10" draw:layer="layout" svg:x1="-5.1cm" svg:y1="12.9cm" svg:x2="-5.1cm" svg:y2="15.3cm">
          <text:p/>
        </draw:line>
        <draw:line draw:style-name="gr13" draw:text-style-name="P3" xml:id="id11" draw:id="id11" draw:layer="layout" svg:x1="-4.9cm" svg:y1="12.9cm" svg:x2="-4.9cm" svg:y2="15.303cm">
          <text:p/>
        </draw:line>
        <draw:line draw:style-name="gr13" draw:text-style-name="P3" xml:id="id12" draw:id="id12" draw:layer="layout" svg:x1="-4.7cm" svg:y1="12.9cm" svg:x2="-4.7cm" svg:y2="15.305cm">
          <text:p/>
        </draw:line>
        <draw:line draw:style-name="gr13" draw:text-style-name="P3" xml:id="id13" draw:id="id13" draw:layer="layout" svg:x1="-4.5cm" svg:y1="12.9cm" svg:x2="-4.5cm" svg:y2="15.307cm">
          <text:p/>
        </draw:line>
        <draw:line draw:style-name="gr13" draw:text-style-name="P3" draw:layer="layout" svg:x1="-7.2cm" svg:y1="15.701cm" svg:x2="-7.2cm" svg:y2="18.601cm">
          <text:p/>
        </draw:line>
        <draw:line draw:style-name="gr13" draw:text-style-name="P3" draw:layer="layout" svg:x1="-6.9cm" svg:y1="15.704cm" svg:x2="-6.9cm" svg:y2="18.604cm">
          <text:p/>
        </draw:line>
        <draw:line draw:style-name="gr13" draw:text-style-name="P3" draw:layer="layout" svg:x1="-6.6cm" svg:y1="15.707cm" svg:x2="-6.6cm" svg:y2="18.607cm">
          <text:p/>
        </draw:line>
        <draw:line draw:style-name="gr13" draw:text-style-name="P3" draw:layer="layout" svg:x1="-6.3cm" svg:y1="15.703cm" svg:x2="-6.3cm" svg:y2="18.603cm">
          <text:p/>
        </draw:line>
        <draw:line draw:style-name="gr13" draw:text-style-name="P3" draw:layer="layout" svg:x1="-6cm" svg:y1="15.706cm" svg:x2="-6cm" svg:y2="18.606cm">
          <text:p/>
        </draw:line>
        <draw:line draw:style-name="gr13" draw:text-style-name="P3" draw:layer="layout" svg:x1="-5.7cm" svg:y1="15.709cm" svg:x2="-5.7cm" svg:y2="18.609cm">
          <text:p/>
        </draw:line>
        <draw:custom-shape draw:style-name="gr8" draw:text-style-name="P4" draw:layer="layout" svg:width="3.6cm" svg:height="1.2cm" svg:x="8.1cm" svg:y="7.8cm">
          <text:p text:style-name="P1"><text:span text:style-name="T2">RecvBuffer</text:span></text:p>
          <text:p text:style-name="P1"><text:span text:style-name="T2">to ExtBor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draw:type="line" svg:x1="6.9cm" svg:y1="7.3cm" svg:x2="9.9cm" svg:y2="7.3cm" draw:start-shape="id6" draw:start-glue-point="7" draw:end-shape="id7" draw:end-glue-point="0" svg:d="M6900 7300h3000" svg:viewBox="0 0 3001 1">
          <text:p/>
        </draw:connector>
        <draw:line draw:style-name="gr1" draw:text-style-name="P1" draw:layer="layout" svg:x1="6cm" svg:y1="9.5cm" svg:x2="9.9cm" svg:y2="9.5cm">
          <text:p/>
        </draw:line>
        <draw:line draw:style-name="gr1" draw:text-style-name="P1" xml:id="id14" draw:id="id14" draw:layer="layout" svg:x1="-4.9cm" svg:y1="12.3cm" svg:x2="-4.9cm" svg:y2="11.7cm">
          <text:p/>
        </draw:line>
        <draw:line draw:style-name="gr1" draw:text-style-name="P1" xml:id="id9" draw:id="id9" draw:layer="layout" svg:x1="-4.9cm" svg:y1="16.5cm" svg:x2="-4.9cm" svg:y2="15.9cm">
          <text:p/>
        </draw:line>
        <draw:connector draw:style-name="gr1" draw:text-style-name="P1" draw:layer="layout" draw:type="line" svg:x1="-5.3cm" svg:y1="15.3cm" svg:x2="-4.9cm" svg:y2="15.9cm" draw:start-shape="id8" draw:start-glue-point="2" draw:end-shape="id9" draw:end-glue-point="0" svg:d="M-5300 15300l400 600" svg:viewBox="0 0 401 601">
          <text:p/>
        </draw:connector>
        <draw:connector draw:style-name="gr1" draw:text-style-name="P1" draw:layer="layout" draw:type="line" svg:x1="-5.1cm" svg:y1="15.3cm" svg:x2="-4.9cm" svg:y2="15.9cm" draw:start-shape="id10" draw:start-glue-point="2" draw:end-shape="id9" draw:end-glue-point="0" svg:d="M-5100 15300l200 600" svg:viewBox="0 0 201 601">
          <text:p/>
        </draw:connector>
        <draw:connector draw:style-name="gr1" draw:text-style-name="P1" draw:layer="layout" draw:type="line" svg:x1="-4.9cm" svg:y1="15.303cm" svg:x2="-4.9cm" svg:y2="15.9cm" draw:start-shape="id11" draw:start-glue-point="2" draw:end-shape="id9" draw:end-glue-point="0" svg:d="M-4900 15303v597" svg:viewBox="0 0 1 598">
          <text:p/>
        </draw:connector>
        <draw:connector draw:style-name="gr1" draw:text-style-name="P1" draw:layer="layout" draw:type="line" svg:x1="-4.7cm" svg:y1="15.305cm" svg:x2="-4.9cm" svg:y2="15.9cm" draw:start-shape="id12" draw:start-glue-point="2" draw:end-shape="id9" draw:end-glue-point="0" svg:d="M-4700 15305l-200 595" svg:viewBox="0 0 201 596">
          <text:p/>
        </draw:connector>
        <draw:connector draw:style-name="gr1" draw:text-style-name="P1" draw:layer="layout" draw:type="line" svg:x1="-4.5cm" svg:y1="15.307cm" svg:x2="-4.9cm" svg:y2="15.9cm" draw:start-shape="id13" draw:start-glue-point="2" draw:end-shape="id9" draw:end-glue-point="0" svg:d="M-4500 15307l-400 593" svg:viewBox="0 0 401 594">
          <text:p/>
        </draw:connector>
        <draw:connector draw:style-name="gr1" draw:text-style-name="P1" draw:layer="layout" draw:type="line" svg:x1="-4.9cm" svg:y1="12.3cm" svg:x2="-5.3cm" svg:y2="12.9cm" draw:start-shape="id14" draw:start-glue-point="2" draw:end-shape="id8" draw:end-glue-point="0" svg:d="M-4900 12300l-400 600" svg:viewBox="0 0 401 601">
          <text:p/>
        </draw:connector>
        <draw:connector draw:style-name="gr1" draw:text-style-name="P1" draw:layer="layout" draw:type="line" svg:x1="-4.899cm" svg:y1="12.301cm" svg:x2="-5.1cm" svg:y2="12.9cm" draw:end-shape="id10" draw:end-glue-point="0" svg:d="M-4899 12301l-201 599" svg:viewBox="0 0 202 600">
          <text:p/>
        </draw:connector>
        <draw:connector draw:style-name="gr1" draw:text-style-name="P1" draw:layer="layout" draw:type="line" svg:x1="-4.899cm" svg:y1="12.301cm" svg:x2="-4.9cm" svg:y2="12.9cm" draw:end-shape="id11" draw:end-glue-point="0" svg:d="M-4899 12301l-1 599" svg:viewBox="0 0 2 600">
          <text:p/>
        </draw:connector>
        <draw:connector draw:style-name="gr1" draw:text-style-name="P1" draw:layer="layout" draw:type="line" svg:x1="-4.899cm" svg:y1="12.301cm" svg:x2="-4.7cm" svg:y2="12.9cm" draw:end-shape="id12" draw:end-glue-point="0" svg:d="M-4899 12301l199 599" svg:viewBox="0 0 200 600">
          <text:p/>
        </draw:connector>
        <draw:connector draw:style-name="gr1" draw:text-style-name="P1" draw:layer="layout" draw:type="line" svg:x1="-4.897cm" svg:y1="12.303cm" svg:x2="-4.5cm" svg:y2="12.9cm" draw:end-shape="id13" draw:end-glue-point="0" svg:d="M-4897 12303l397 597" svg:viewBox="0 0 398 598">
          <text:p/>
        </draw:connector>
        <draw:g>
          <draw:line draw:style-name="gr16" draw:text-style-name="P3" xml:id="id15" draw:id="id15" draw:layer="layout" svg:x1="5.4cm" svg:y1="10.7cm" svg:x2="5.4cm" svg:y2="12.4cm">
            <text:p/>
          </draw:line>
          <draw:line draw:style-name="gr16" draw:text-style-name="P3" xml:id="id17" draw:id="id17" draw:layer="layout" svg:x1="5.7cm" svg:y1="10.7cm" svg:x2="5.7cm" svg:y2="12.4cm">
            <text:p/>
          </draw:line>
          <draw:line draw:style-name="gr16" draw:text-style-name="P3" xml:id="id18" draw:id="id18" draw:layer="layout" svg:x1="6cm" svg:y1="10.7cm" svg:x2="6cm" svg:y2="12.4cm">
            <text:p/>
          </draw:line>
          <draw:line draw:style-name="gr16" draw:text-style-name="P3" xml:id="id19" draw:id="id19" draw:layer="layout" svg:x1="6.3cm" svg:y1="10.7cm" svg:x2="6.3cm" svg:y2="12.4cm">
            <text:p/>
          </draw:line>
          <draw:line draw:style-name="gr16" draw:text-style-name="P3" xml:id="id20" draw:id="id20" draw:layer="layout" svg:x1="6.6cm" svg:y1="10.7cm" svg:x2="6.6cm" svg:y2="12.4cm">
            <text:p/>
          </draw:line>
          <draw:line draw:style-name="gr1" draw:text-style-name="P1" xml:id="id21" draw:id="id21" draw:layer="layout" svg:x1="6cm" svg:y1="10cm" svg:x2="6cm" svg:y2="9.8cm">
            <text:p/>
          </draw:line>
          <draw:line draw:style-name="gr1" draw:text-style-name="P1" xml:id="id16" draw:id="id16" draw:layer="layout" svg:x1="6cm" svg:y1="13.1cm" svg:x2="6cm" svg:y2="12.9cm">
            <text:p/>
          </draw:line>
          <draw:connector draw:style-name="gr1" draw:text-style-name="P1" draw:layer="layout" draw:type="line" svg:x1="5.4cm" svg:y1="12.4cm" svg:x2="6cm" svg:y2="12.9cm" draw:start-shape="id15" draw:start-glue-point="2" draw:end-shape="id16" draw:end-glue-point="0" svg:d="M5400 12400l600 500" svg:viewBox="0 0 601 501">
            <text:p/>
          </draw:connector>
          <draw:connector draw:style-name="gr1" draw:text-style-name="P1" draw:layer="layout" draw:type="line" svg:x1="5.7cm" svg:y1="12.4cm" svg:x2="6cm" svg:y2="12.9cm" draw:start-shape="id17" draw:start-glue-point="2" draw:end-shape="id16" draw:end-glue-point="0" svg:d="M5700 12400l300 500" svg:viewBox="0 0 301 501">
            <text:p/>
          </draw:connector>
          <draw:connector draw:style-name="gr1" draw:text-style-name="P1" draw:layer="layout" draw:type="line" svg:x1="6cm" svg:y1="12.4cm" svg:x2="6cm" svg:y2="12.9cm" draw:start-shape="id18" draw:start-glue-point="2" draw:end-shape="id16" draw:end-glue-point="0" svg:d="M6000 12400v500" svg:viewBox="0 0 1 501">
            <text:p/>
          </draw:connector>
          <draw:connector draw:style-name="gr1" draw:text-style-name="P1" draw:layer="layout" draw:type="line" svg:x1="6.3cm" svg:y1="12.4cm" svg:x2="6cm" svg:y2="12.9cm" draw:start-shape="id19" draw:start-glue-point="2" draw:end-shape="id16" draw:end-glue-point="0" svg:d="M6300 12400l-300 500" svg:viewBox="0 0 301 501">
            <text:p/>
          </draw:connector>
          <draw:connector draw:style-name="gr1" draw:text-style-name="P1" draw:layer="layout" draw:type="line" svg:x1="6.6cm" svg:y1="12.4cm" svg:x2="6cm" svg:y2="12.9cm" draw:start-shape="id20" draw:start-glue-point="2" draw:end-shape="id16" draw:end-glue-point="0" svg:d="M6600 12400l-600 500" svg:viewBox="0 0 601 501">
            <text:p/>
          </draw:connector>
          <draw:connector draw:style-name="gr17" draw:text-style-name="P1" draw:layer="layout" draw:type="line" svg:x1="6cm" svg:y1="10cm" svg:x2="5.7cm" svg:y2="10.7cm" draw:start-shape="id21" draw:start-glue-point="2" draw:end-shape="id17" draw:end-glue-point="0" svg:d="M6000 10000l-300 700" svg:viewBox="0 0 301 701">
            <text:p/>
          </draw:connector>
          <draw:connector draw:style-name="gr17" draw:text-style-name="P1" draw:layer="layout" draw:type="line" svg:x1="6cm" svg:y1="10cm" svg:x2="6cm" svg:y2="10.7cm" draw:start-shape="id21" draw:start-glue-point="2" draw:end-shape="id18" draw:end-glue-point="0" svg:d="M6000 10000v700" svg:viewBox="0 0 1 701">
            <text:p/>
          </draw:connector>
          <draw:connector draw:style-name="gr17" draw:text-style-name="P1" draw:layer="layout" draw:type="line" svg:x1="6cm" svg:y1="10cm" svg:x2="6.6cm" svg:y2="10.7cm" draw:start-shape="id21" draw:start-glue-point="2" draw:end-shape="id20" draw:end-glue-point="0" svg:d="M6000 10000l600 700" svg:viewBox="0 0 601 701">
            <text:p/>
          </draw:connector>
          <draw:connector draw:style-name="gr17" draw:text-style-name="P1" draw:layer="layout" draw:type="line" svg:x1="6cm" svg:y1="10cm" svg:x2="6.3cm" svg:y2="10.7cm" draw:start-shape="id21" draw:start-glue-point="2" draw:end-shape="id19" draw:end-glue-point="0" svg:d="M6000 10000l300 700" svg:viewBox="0 0 301 701">
            <text:p/>
          </draw:connector>
          <draw:connector draw:style-name="gr17" draw:text-style-name="P1" draw:layer="layout" draw:type="line" svg:x1="6cm" svg:y1="10cm" svg:x2="5.4cm" svg:y2="10.7cm" draw:start-shape="id21" draw:start-glue-point="2" draw:end-shape="id15" draw:end-glue-point="0" svg:d="M6000 10000l-600 700" svg:viewBox="0 0 601 701">
            <text:p/>
          </draw:connector>
        </draw:g>
        <draw:custom-shape draw:style-name="gr8" draw:text-style-name="P4" draw:layer="layout" svg:width="3.6cm" svg:height="1.2cm" svg:x="4.2cm" svg:y="10.8cm">
          <text:p text:style-name="P1"><text:span text:style-name="T2">Compute</text:span></text:p>
          <text:p text:style-name="P1"><text:span text:style-name="T2">Bor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1.1cm" svg:height="0.75cm" svg:x="6.7cm" svg:y="13.7cm">
          <draw:text-box>
            <text:p><text:span text:style-name="T1">yes</text:span></text:p>
          </draw:text-box>
        </draw:frame>
        <draw:custom-shape draw:style-name="gr11" draw:text-style-name="P5" xml:id="id22" draw:id="id22" draw:layer="layout" svg:width="1.8cm" svg:height="1.8cm" svg:x="5.1cm" svg:y="13.4cm">
          <text:p text:style-name="P1"><text:span text:style-name="T1"/></text:p>
          <text:p text:style-name="P1"><text:span text:style-name="T1">mpi_size</text:span></text:p>
          <text:p text:style-name="P1"><text:span text:style-name="T1">&gt;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2" draw:text-style-name="P2" draw:layer="layout" svg:width="0.9cm" svg:height="0.64cm" svg:x="5.9cm" svg:y="15.06cm">
          <draw:text-box>
            <text:p><text:span text:style-name="T1">no</text:span></text:p>
          </draw:text-box>
        </draw:frame>
        <draw:line draw:style-name="gr13" draw:text-style-name="P3" xml:id="id23" draw:id="id23" draw:layer="layout" svg:x1="9.9cm" svg:y1="14.3cm" svg:x2="9.9cm" svg:y2="16.5cm">
          <text:p/>
        </draw:line>
        <draw:connector draw:style-name="gr1" draw:text-style-name="P1" draw:layer="layout" draw:type="line" svg:x1="6.9cm" svg:y1="14.3cm" svg:x2="9.9cm" svg:y2="14.3cm" draw:start-shape="id22" draw:start-glue-point="7" draw:end-shape="id23" draw:end-glue-point="0" svg:d="M6900 14300h3000" svg:viewBox="0 0 3001 1">
          <text:p/>
        </draw:connector>
        <draw:line draw:style-name="gr1" draw:text-style-name="P1" draw:layer="layout" svg:x1="6cm" svg:y1="16.5cm" svg:x2="9.9cm" svg:y2="16.5cm">
          <text:p/>
        </draw:line>
        <draw:custom-shape draw:style-name="gr8" draw:text-style-name="P4" draw:layer="layout" svg:width="3.6cm" svg:height="1.2cm" svg:x="8.1cm" svg:y="14.7cm">
          <text:p text:style-name="P1"><text:span text:style-name="T2">IntBorder to</text:span></text:p>
          <text:p text:style-name="P1"><text:span text:style-name="T2">Send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line draw:style-name="gr16" draw:text-style-name="P3" xml:id="id24" draw:id="id24" draw:layer="layout" svg:x1="5.4cm" svg:y1="17.4cm" svg:x2="5.4cm" svg:y2="21.5cm">
            <text:p/>
          </draw:line>
          <draw:line draw:style-name="gr16" draw:text-style-name="P3" xml:id="id26" draw:id="id26" draw:layer="layout" svg:x1="5.7cm" svg:y1="17.4cm" svg:x2="5.7cm" svg:y2="21.5cm">
            <text:p/>
          </draw:line>
          <draw:line draw:style-name="gr16" draw:text-style-name="P3" xml:id="id27" draw:id="id27" draw:layer="layout" svg:x1="6cm" svg:y1="17.4cm" svg:x2="6cm" svg:y2="21.5cm">
            <text:p/>
          </draw:line>
          <draw:line draw:style-name="gr16" draw:text-style-name="P3" xml:id="id28" draw:id="id28" draw:layer="layout" svg:x1="6.3cm" svg:y1="17.4cm" svg:x2="6.3cm" svg:y2="21.5cm">
            <text:p/>
          </draw:line>
          <draw:line draw:style-name="gr16" draw:text-style-name="P3" xml:id="id29" draw:id="id29" draw:layer="layout" svg:x1="6.6cm" svg:y1="17.4cm" svg:x2="6.6cm" svg:y2="21.5cm">
            <text:p/>
          </draw:line>
          <draw:line draw:style-name="gr1" draw:text-style-name="P1" xml:id="id30" draw:id="id30" draw:layer="layout" svg:x1="6cm" svg:y1="16.7cm" svg:x2="6cm" svg:y2="16.5cm">
            <text:p/>
          </draw:line>
          <draw:line draw:style-name="gr1" draw:text-style-name="P1" xml:id="id25" draw:id="id25" draw:layer="layout" svg:x1="6cm" svg:y1="22.3cm" svg:x2="6cm" svg:y2="22cm">
            <text:p/>
          </draw:line>
          <draw:connector draw:style-name="gr1" draw:text-style-name="P1" draw:layer="layout" draw:type="line" svg:x1="5.4cm" svg:y1="21.5cm" svg:x2="6cm" svg:y2="22cm" draw:start-shape="id24" draw:start-glue-point="2" draw:end-shape="id25" draw:end-glue-point="0" svg:d="M5400 21500l600 500" svg:viewBox="0 0 601 501">
            <text:p/>
          </draw:connector>
          <draw:connector draw:style-name="gr1" draw:text-style-name="P1" draw:layer="layout" draw:type="line" svg:x1="5.7cm" svg:y1="21.5cm" svg:x2="6cm" svg:y2="22cm" draw:start-shape="id26" draw:start-glue-point="2" draw:end-shape="id25" draw:end-glue-point="0" svg:d="M5700 21500l300 500" svg:viewBox="0 0 301 501">
            <text:p/>
          </draw:connector>
          <draw:connector draw:style-name="gr1" draw:text-style-name="P1" draw:layer="layout" draw:type="line" svg:x1="6cm" svg:y1="21.5cm" svg:x2="6cm" svg:y2="22cm" draw:start-shape="id27" draw:start-glue-point="2" draw:end-shape="id25" draw:end-glue-point="0" svg:d="M6000 21500v500" svg:viewBox="0 0 1 501">
            <text:p/>
          </draw:connector>
          <draw:connector draw:style-name="gr1" draw:text-style-name="P1" draw:layer="layout" draw:type="line" svg:x1="6.3cm" svg:y1="21.5cm" svg:x2="6cm" svg:y2="22cm" draw:start-shape="id28" draw:start-glue-point="2" draw:end-shape="id25" draw:end-glue-point="0" svg:d="M6300 21500l-300 500" svg:viewBox="0 0 301 501">
            <text:p/>
          </draw:connector>
          <draw:connector draw:style-name="gr1" draw:text-style-name="P1" draw:layer="layout" draw:type="line" svg:x1="6.6cm" svg:y1="21.5cm" svg:x2="6cm" svg:y2="22cm" draw:start-shape="id29" draw:start-glue-point="2" draw:end-shape="id25" draw:end-glue-point="0" svg:d="M6600 21500l-600 500" svg:viewBox="0 0 601 501">
            <text:p/>
          </draw:connector>
          <draw:connector draw:style-name="gr17" draw:text-style-name="P1" draw:layer="layout" draw:type="line" svg:x1="6cm" svg:y1="16.7cm" svg:x2="5.7cm" svg:y2="17.4cm" draw:start-shape="id30" draw:start-glue-point="2" draw:end-shape="id26" draw:end-glue-point="0" svg:d="M6000 16700l-300 700" svg:viewBox="0 0 301 701">
            <text:p/>
          </draw:connector>
          <draw:connector draw:style-name="gr17" draw:text-style-name="P1" draw:layer="layout" draw:type="line" svg:x1="6cm" svg:y1="16.7cm" svg:x2="6cm" svg:y2="17.4cm" draw:start-shape="id30" draw:start-glue-point="2" draw:end-shape="id27" draw:end-glue-point="0" svg:d="M6000 16700v700" svg:viewBox="0 0 1 701">
            <text:p/>
          </draw:connector>
          <draw:connector draw:style-name="gr17" draw:text-style-name="P1" draw:layer="layout" draw:type="line" svg:x1="6cm" svg:y1="16.7cm" svg:x2="6.6cm" svg:y2="17.4cm" draw:start-shape="id30" draw:start-glue-point="2" draw:end-shape="id29" draw:end-glue-point="0" svg:d="M6000 16700l600 700" svg:viewBox="0 0 601 701">
            <text:p/>
          </draw:connector>
          <draw:connector draw:style-name="gr17" draw:text-style-name="P1" draw:layer="layout" draw:type="line" svg:x1="6cm" svg:y1="16.7cm" svg:x2="6.3cm" svg:y2="17.4cm" draw:start-shape="id30" draw:start-glue-point="2" draw:end-shape="id28" draw:end-glue-point="0" svg:d="M6000 16700l300 700" svg:viewBox="0 0 301 701">
            <text:p/>
          </draw:connector>
          <draw:connector draw:style-name="gr17" draw:text-style-name="P1" draw:layer="layout" draw:type="line" svg:x1="6cm" svg:y1="16.7cm" svg:x2="5.4cm" svg:y2="17.4cm" draw:start-shape="id30" draw:start-glue-point="2" draw:end-shape="id24" draw:end-glue-point="0" svg:d="M6000 16700l-600 700" svg:viewBox="0 0 601 701">
            <text:p/>
          </draw:connector>
        </draw:g>
        <draw:custom-shape draw:style-name="gr8" draw:text-style-name="P4" draw:layer="layout" svg:width="3.6cm" svg:height="3.5cm" svg:x="4.2cm" svg:y="17.6cm">
          <text:p text:style-name="P1"><text:span text:style-name="T2">Compute</text:span></text:p>
          <text:p text:style-name="P1"><text:span text:style-name="T2">Interna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1.1cm" svg:height="0.75cm" svg:x="6.5cm" svg:y="23.3cm">
          <draw:text-box>
            <text:p><text:span text:style-name="T1">yes</text:span></text:p>
          </draw:text-box>
        </draw:frame>
        <draw:frame draw:style-name="gr18" draw:text-style-name="P2" draw:layer="layout" svg:width="0.9cm" svg:height="0.64cm" svg:x="4.6cm" svg:y="23.3cm">
          <draw:text-box>
            <text:p><text:span text:style-name="T1">no</text:span></text:p>
          </draw:text-box>
        </draw:frame>
        <draw:connector draw:style-name="gr1" draw:text-style-name="P1" draw:layer="layout" draw:type="line" svg:x1="5.547cm" svg:y1="23.65cm" svg:x2="4.2cm" svg:y2="24.4cm" draw:start-shape="id31" draw:start-glue-point="8" draw:end-shape="id1" draw:end-glue-point="0" svg:d="M5547 23650l-1347 750" svg:viewBox="0 0 1348 751">
          <text:p/>
        </draw:connector>
        <draw:connector draw:style-name="gr1" draw:text-style-name="P1" draw:layer="layout" draw:type="line" svg:x1="6.399cm" svg:y1="23.699cm" svg:x2="7.9cm" svg:y2="24.4cm" draw:start-shape="id31" draw:start-glue-point="9" draw:end-shape="id3" draw:end-glue-point="0" svg:d="M6399 23699l1501 701" svg:viewBox="0 0 1502 702">
          <text:p/>
        </draw:connector>
        <draw:custom-shape draw:style-name="gr11" draw:text-style-name="P5" xml:id="id31" draw:id="id31" draw:layer="layout" svg:width="1.8cm" svg:height="1.8cm" svg:x="5.1cm" svg:y="22.3cm">
          <draw:glue-point draw:id="8" svg:x="-2.522cm" svg:y="2.505cm"/>
          <draw:glue-point draw:id="9" svg:x="2.222cm" svg:y="2.777cm"/>
          <text:p text:style-name="P1"><text:span text:style-name="T1"/></text:p>
          <text:p text:style-name="P1"><text:span text:style-name="T1">mpi_size</text:span></text:p>
          <text:p text:style-name="P1"><text:span text:style-name="T1">&gt;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4" draw:layer="layout" svg:width="3cm" svg:height="0.8cm" svg:x="4.5cm" svg:y="28.561cm">
          <text:p text:style-name="P1"><text:span text:style-name="T2">swap gri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" draw:layer="layout" svg:width="1.6cm" svg:height="1.6cm" svg:x="5.199cm" svg:y="29.608cm">
          <draw:glue-point draw:id="8" svg:x="-2.522cm" svg:y="2.505cm"/>
          <draw:glue-point draw:id="9" svg:x="2.222cm" svg:y="2.777cm"/>
          <text:p text:style-name="P1"><text:span text:style-name="T4"/></text:p>
          <text:p text:style-name="P1"><text:span text:style-name="T4">loop</text:span></text:p>
          <text:p text:style-name="P1"><text:span text:style-name="T4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g>
          <draw:line draw:style-name="gr1" draw:text-style-name="P1" xml:id="id32" draw:id="id32" draw:layer="layout" svg:x1="16.1cm" svg:y1="5.8cm" svg:x2="16.1cm" svg:y2="5.6cm">
            <text:p/>
          </draw:line>
          <draw:connector draw:style-name="gr1" draw:text-style-name="P1" draw:layer="layout" draw:type="line" svg:x1="15.5cm" svg:y1="5.1cm" svg:x2="16.1cm" svg:y2="5.6cm" draw:end-shape="id32" draw:end-glue-point="0" svg:d="M15500 5100l600 500" svg:viewBox="0 0 601 501">
            <text:p/>
          </draw:connector>
          <draw:connector draw:style-name="gr1" draw:text-style-name="P1" draw:layer="layout" draw:type="line" svg:x1="15.8cm" svg:y1="5.1cm" svg:x2="16.1cm" svg:y2="5.6cm" draw:end-shape="id32" draw:end-glue-point="0" svg:d="M15800 5100l300 500" svg:viewBox="0 0 301 501">
            <text:p/>
          </draw:connector>
          <draw:connector draw:style-name="gr1" draw:text-style-name="P1" draw:layer="layout" draw:type="line" svg:x1="16.1cm" svg:y1="5.1cm" svg:x2="16.1cm" svg:y2="5.6cm" draw:end-shape="id32" draw:end-glue-point="0" svg:d="M16100 5100v500" svg:viewBox="0 0 1 501">
            <text:p/>
          </draw:connector>
          <draw:connector draw:style-name="gr1" draw:text-style-name="P1" draw:layer="layout" draw:type="line" svg:x1="16.4cm" svg:y1="5.1cm" svg:x2="16.1cm" svg:y2="5.6cm" draw:end-shape="id32" draw:end-glue-point="0" svg:d="M16400 5100l-300 500" svg:viewBox="0 0 301 501">
            <text:p/>
          </draw:connector>
          <draw:connector draw:style-name="gr1" draw:text-style-name="P1" draw:layer="layout" draw:type="line" svg:x1="16.7cm" svg:y1="5.1cm" svg:x2="16.1cm" svg:y2="5.6cm" draw:end-shape="id32" draw:end-glue-point="0" svg:d="M16700 5100l-600 500" svg:viewBox="0 0 601 501">
            <text:p/>
          </draw:connector>
        </draw:g>
        <draw:g>
          <draw:line draw:style-name="gr1" draw:text-style-name="P1" xml:id="id33" draw:id="id33" draw:layer="layout" svg:x1="16.1cm" svg:y1="2cm" svg:x2="16.1cm" svg:y2="1.9cm">
            <text:p/>
          </draw:line>
          <draw:connector draw:style-name="gr17" draw:text-style-name="P1" draw:layer="layout" draw:type="line" svg:x1="16.1cm" svg:y1="2cm" svg:x2="15.8cm" svg:y2="2.7cm" draw:start-shape="id33" draw:start-glue-point="2" svg:d="M16100 2000l-300 700" svg:viewBox="0 0 301 701">
            <text:p/>
          </draw:connector>
          <draw:connector draw:style-name="gr17" draw:text-style-name="P1" draw:layer="layout" draw:type="line" svg:x1="16.1cm" svg:y1="2cm" svg:x2="16.1cm" svg:y2="2.7cm" draw:start-shape="id33" draw:start-glue-point="2" svg:d="M16100 2000v700" svg:viewBox="0 0 1 701">
            <text:p/>
          </draw:connector>
          <draw:connector draw:style-name="gr17" draw:text-style-name="P1" draw:layer="layout" draw:type="line" svg:x1="16.1cm" svg:y1="2cm" svg:x2="16.7cm" svg:y2="2.7cm" draw:start-shape="id33" draw:start-glue-point="2" svg:d="M16100 2000l600 700" svg:viewBox="0 0 601 701">
            <text:p/>
          </draw:connector>
          <draw:connector draw:style-name="gr17" draw:text-style-name="P1" draw:layer="layout" draw:type="line" svg:x1="16.1cm" svg:y1="2cm" svg:x2="16.4cm" svg:y2="2.7cm" draw:start-shape="id33" draw:start-glue-point="2" svg:d="M16100 2000l300 700" svg:viewBox="0 0 301 701">
            <text:p/>
          </draw:connector>
          <draw:connector draw:style-name="gr17" draw:text-style-name="P1" draw:layer="layout" draw:type="line" svg:x1="16.1cm" svg:y1="2cm" svg:x2="15.5cm" svg:y2="2.7cm" draw:start-shape="id33" draw:start-glue-point="2" svg:d="M16100 2000l-600 700" svg:viewBox="0 0 601 701">
            <text:p/>
          </draw:connector>
        </draw:g>
        <draw:g>
          <draw:line draw:style-name="gr16" draw:text-style-name="P3" draw:layer="layout" svg:x1="15.5cm" svg:y1="3cm" svg:x2="15.5cm" svg:y2="4.7cm">
            <text:p/>
          </draw:line>
          <draw:line draw:style-name="gr16" draw:text-style-name="P3" draw:layer="layout" svg:x1="15.8cm" svg:y1="3cm" svg:x2="15.8cm" svg:y2="4.7cm">
            <text:p/>
          </draw:line>
          <draw:line draw:style-name="gr16" draw:text-style-name="P3" draw:layer="layout" svg:x1="16.1cm" svg:y1="3cm" svg:x2="16.1cm" svg:y2="4.7cm">
            <text:p/>
          </draw:line>
          <draw:line draw:style-name="gr16" draw:text-style-name="P3" draw:layer="layout" svg:x1="16.4cm" svg:y1="3cm" svg:x2="16.4cm" svg:y2="4.7cm">
            <text:p/>
          </draw:line>
          <draw:line draw:style-name="gr16" draw:text-style-name="P3" draw:layer="layout" svg:x1="16.7cm" svg:y1="3cm" svg:x2="16.7cm" svg:y2="4.7cm">
            <text:p/>
          </draw:line>
        </draw:g>
        <draw:frame draw:style-name="gr14" draw:text-style-name="P7" draw:layer="layout" svg:width="4.6cm" svg:height="1.123cm" svg:x="16.6cm" svg:y="3.3cm">
          <draw:text-box>
            <text:p text:style-name="P6"><text:span text:style-name="T3">parallel execution</text:span></text:p>
            <text:p text:style-name="P6"><text:span text:style-name="T3">by n threa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ine_20_Style_20_1" draw:display-name="Line Style 1" draw:style="rect" draw:dots1="1" draw:dots1-length="500%" draw:distance="3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36.0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H59M50S</meta:editing-duration>
    <meta:editing-cycles>39</meta:editing-cycles>
    <meta:generator>LibreOffice/4.2.1.1$Windows_x86 LibreOffice_project/d7dbbd7842e6a58b0f521599204e827654e1fb8b</meta:generator>
    <dc:date>2014-04-14T00:45:24.328000000</dc:date>
    <meta:document-statistic meta:object-count="133"/>
  </office:meta>
</office:document-meta>
</file>